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language="fr" fo:country="FR" style:font-size-asian="14pt" style:font-size-complex="14pt"/>
    </style:style>
    <style:style style:name="P3" style:family="paragraph" style:parent-style-name="Standard">
      <style:text-properties fo:font-size="14pt" fo:language="fr" fo:country="FR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margin-left="0.25in" fo:margin-right="0in" fo:text-indent="0in" style:auto-text-indent="false">
        <style:tab-stops/>
      </style:paragraph-properties>
      <style:text-properties fo:font-size="14pt" fo:language="fr" fo:country="FR" style:font-size-asian="14pt" style:font-size-complex="14pt"/>
    </style:style>
    <style:style style:name="P6" style:family="paragraph" style:parent-style-name="Standard" style:master-page-name="MP0">
      <style:paragraph-properties fo:text-align="center" style:justify-single-word="false" style:page-number="auto" fo:break-before="page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4pt" fo:language="fr" fo:country="FR" style:font-size-asian="14pt" style:font-size-complex="14pt"/>
    </style:style>
    <style:style style:name="P8" style:family="paragraph" style:parent-style-name="Standard" style:list-style-name="L1">
      <style:text-properties fo:font-size="14pt" fo:language="fr" fo:country="FR" style:font-size-asian="14pt" style:font-size-complex="14pt"/>
    </style:style>
    <style:style style:name="P9" style:family="paragraph" style:parent-style-name="Standard">
      <style:text-properties fo:font-size="14pt" fo:language="fr" fo:country="FR" fo:font-style="italic" fo:font-weight="bold" officeooo:rsid="000f3325" officeooo:paragraph-rsid="000f3325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text-properties fo:font-size="14pt" fo:language="fr" fo:country="FR" fo:font-style="italic" fo:font-weight="bold" officeooo:rsid="000f3325" officeooo:paragraph-rsid="000fe747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text-properties fo:font-size="14pt" fo:language="fr" fo:country="FR" fo:font-style="italic" fo:font-weight="bold" officeooo:rsid="000f3325" officeooo:paragraph-rsid="00111366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text-properties fo:font-size="14pt" fo:language="fr" fo:country="FR" fo:font-style="italic" fo:font-weight="bold" officeooo:rsid="000f3325" officeooo:paragraph-rsid="0012494e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style:text-properties fo:font-size="14pt" fo:language="fr" fo:country="FR" fo:font-style="italic" fo:font-weight="bold" officeooo:rsid="000f3325" officeooo:paragraph-rsid="0012ac7b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Standard">
      <style:text-properties fo:font-size="14pt" fo:language="fr" fo:country="FR" fo:font-style="italic" fo:font-weight="bold" officeooo:rsid="000f3325" officeooo:paragraph-rsid="0013324b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Standard">
      <style:text-properties fo:font-size="14pt" fo:language="fr" fo:country="FR" fo:font-style="italic" fo:font-weight="bold" officeooo:rsid="000f3325" officeooo:paragraph-rsid="001493aa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size="14pt" fo:language="fr" fo:country="FR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officeooo:rsid="000fe747"/>
    </style:style>
    <style:style style:name="T4" style:family="text">
      <style:text-properties officeooo:rsid="00111366"/>
    </style:style>
    <style:style style:name="T5" style:family="text">
      <style:text-properties officeooo:rsid="0012494e"/>
    </style:style>
    <style:style style:name="T6" style:family="text">
      <style:text-properties officeooo:rsid="0012ac7b"/>
    </style:style>
    <style:style style:name="T7" style:family="text">
      <style:text-properties officeooo:rsid="0013324b"/>
    </style:style>
    <style:style style:name="T8" style:family="text">
      <style:text-properties officeooo:rsid="001493aa"/>
    </style:style>
    <style:style style:name="T9" style:family="text">
      <style:text-properties officeooo:rsid="001556ed"/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beration Serif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Questionnaire Focus Group (t=1semaine)</text:p>
      <text:p text:style-name="P1"/>
      <text:p text:style-name="P2"/>
      <text:p text:style-name="P3">1)Laquelle de ces 3 expériences avez-vous préféré ?</text:p>
      <text:p text:style-name="P2"/>
      <text:list xml:id="list8643979548538584071" text:style-name="L1">
        <text:list-item>
          <text:p text:style-name="P8">La dernière sans son.</text:p>
        </text:list-item>
      </text:list>
      <text:p text:style-name="P2"/>
      <text:p text:style-name="P3">2) Que pourrait-on améliorer pour cette expérience ? (volume sonore, choix des</text:p>
      <text:p text:style-name="P3">ambiances, odeurs…)</text:p>
      <text:p text:style-name="P3"/>
      <text:list xml:id="list213058396352912" text:continue-numbering="true" text:style-name="L1">
        <text:list-item>
          <text:p text:style-name="P8">En vrai les autres n’étaient pas si mal, mais pour la première expérience le son avait du mal à passer en fond du texte. On est dans un entre-deux, entre son de fond et son corrélé au texte (mais du coup pas assez).</text:p>
        </text:list-item>
      </text:list>
      <text:p text:style-name="P2"/>
      <text:p text:style-name="P3">3) Vous sentiez-vous immergé dans la lecture ?</text:p>
      <text:p text:style-name="P3"/>
      <text:list xml:id="list213058043757560" text:continue-numbering="true" text:style-name="L1">
        <text:list-item>
          <text:p text:style-name="P8">Ça va.</text:p>
        </text:list-item>
      </text:list>
      <text:p text:style-name="P2"/>
      <text:p text:style-name="P3">4) Le choix des ambiances vous semblait-il cohérent avec la lecture ?</text:p>
      <text:p text:style-name="P3"/>
      <text:list xml:id="list213058521162098" text:continue-numbering="true" text:style-name="L1">
        <text:list-item>
          <text:p text:style-name="P8">Correctement.</text:p>
        </text:list-item>
      </text:list>
      <text:p text:style-name="P2"/>
      <text:p text:style-name="P3">5) Qui faisaient les commentaires du match ? (texte 1)</text:p>
      <text:p text:style-name="P2"/>
      <text:list xml:id="list213058672680960" text:continue-numbering="true" text:style-name="L1">
        <text:list-item>
          <text:p text:style-name="P8">L’un des frères Weasley là, Jordan ?</text:p>
        </text:list-item>
      </text:list>
      <text:p text:style-name="P2"/>
      <text:p text:style-name="P9">Total : 1 point</text:p>
      <text:p text:style-name="P2"/>
      <text:p text:style-name="P3">6) Qui sont les deux équipes qui s’affrontent ? (textes 1)</text:p>
      <text:p text:style-name="P3"/>
      <text:list xml:id="list213059399012081" text:continue-numbering="true" text:style-name="L1">
        <text:list-item>
          <text:p text:style-name="P8">Gryffondor et Serpentard.</text:p>
        </text:list-item>
      </text:list>
      <text:p text:style-name="P2"/>
      <text:p text:style-name="P10">Total : <text:span text:style-name="T3">2</text:span> point<text:span text:style-name="T3">s</text:span></text:p>
      <text:p text:style-name="P2"/>
      <text:p text:style-name="P3">7) Qu’est ce qui a déclenché la perte de contrôle du balai d’Harry? (texte 1)</text:p>
      <text:p text:style-name="P3"/>
      <text:list xml:id="list213058194536226" text:continue-numbering="true" text:style-name="L1">
        <text:list-item>
          <text:p text:style-name="P8">Un sort.</text:p>
          <text:p text:style-name="P8"/>
        </text:list-item>
      </text:list>
      <text:p text:style-name="P10">Total : 1 point</text:p>
      <text:p text:style-name="P2"/>
      <text:p text:style-name="P3">8) Qu’est-il arrivé à Harry durant le match ? (texte 2)</text:p>
      <text:p text:style-name="P3"/>
      <text:list xml:id="list213059437381587" text:continue-numbering="true" text:style-name="L1">
        <text:list-item>
          <text:p text:style-name="P8">Son balai est devenu incontrôlable.</text:p>
        </text:list-item>
      </text:list>
      <text:p text:style-name="P2"/>
      <text:p text:style-name="P10"><text:soft-page-break/>Total : <text:span text:style-name="T3">0.5</text:span> point</text:p>
      <text:p text:style-name="P2"/>
      <text:p text:style-name="P3">9) Quel personnage paraissait “vouloir te tuer” ?(texte 2)</text:p>
      <text:p text:style-name="P2"/>
      <text:list xml:id="list213058774184050" text:continue-numbering="true" text:style-name="L1">
        <text:list-item>
          <text:p text:style-name="P8">M’en souvient plus.</text:p>
        </text:list-item>
      </text:list>
      <text:p text:style-name="P2"/>
      <text:p text:style-name="P11">Total : <text:span text:style-name="T4">0</text:span> point</text:p>
      <text:p text:style-name="P2"/>
      <text:p text:style-name="P3">10) Pouvez-vous détailler la façon dont le match s’est terminé ? (texte 2)</text:p>
      <text:p text:style-name="P3"/>
      <text:list xml:id="list213057984169031" text:continue-numbering="true" text:style-name="L1">
        <text:list-item>
          <text:p text:style-name="P8">M’en souvient plus.</text:p>
        </text:list-item>
      </text:list>
      <text:p text:style-name="P2"/>
      <text:p text:style-name="P12">Total : <text:span text:style-name="T5">0</text:span> point</text:p>
      <text:p text:style-name="P2"/>
      <text:p text:style-name="P3">11) Quelle est la couleur de l’équipe Slytherin ? (texte 3)</text:p>
      <text:p text:style-name="P3"/>
      <text:list xml:id="list213058285867563" text:continue-numbering="true" text:style-name="L1">
        <text:list-item>
          <text:p text:style-name="P8">Vert.</text:p>
        </text:list-item>
      </text:list>
      <text:p text:style-name="P2"/>
      <text:p text:style-name="P13">Total : <text:span text:style-name="T9">1</text:span> point</text:p>
      <text:p text:style-name="P2"/>
      <text:p text:style-name="P3">12) Qui marque les 10 premiers points ? (texte 3)</text:p>
      <text:p text:style-name="P3"/>
      <text:list xml:id="list213057764238038" text:continue-numbering="true" text:style-name="L1">
        <text:list-item>
          <text:p text:style-name="P8">M’en souvient plus.</text:p>
        </text:list-item>
      </text:list>
      <text:p text:style-name="P2"/>
      <text:p text:style-name="P14">Total : <text:span text:style-name="T7">0</text:span> point</text:p>
      <text:p text:style-name="P2"/>
      <text:p text:style-name="Standard"><text:span text:style-name="Police_20_par_20_défaut"><text:span text:style-name="T1">13) Qui gagne et comment ? </text:span></text:span><text:span text:style-name="Police_20_par_20_défaut"><text:span text:style-name="T2">(texte 3)</text:span></text:span></text:p>
      <text:p text:style-name="P4"/>
      <text:list xml:id="list213058733937959" text:continue-numbering="true" text:style-name="L1">
        <text:list-item>
          <text:p text:style-name="P8">Il fonce vers le Vif d’Or à côté de l’oreille de Malefoy quand il avait assez de points d’avance.</text:p>
        </text:list-item>
      </text:list>
      <text:p text:style-name="P5"/>
      <text:p text:style-name="P15">Total : <text:span text:style-name="T8">2</text:span> point<text:span text:style-name="T8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Légende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olice_20_par_20_défaut" style:display-name="Police par défaut" style:family="text"/>
    <style:style style:name="WW_5f_CharLFO1LVL1" style:display-name="WW_CharLFO1LVL1" style:family="text">
      <style:text-properties style:font-name="Liberation Serif" fo:font-family="'Liberation Serif'" style:font-family-generic="roman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decorative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decorative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decorative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decorative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decorative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04-09T21:40:00Z</meta:creation-date>
    <dc:date>2019-04-29T21:30:57.599962203</dc:date>
    <meta:editing-cycles>12</meta:editing-cycles>
    <meta:editing-duration>PT8M54S</meta:editing-duration>
    <meta:document-statistic meta:table-count="0" meta:image-count="0" meta:object-count="0" meta:page-count="2" meta:paragraph-count="38" meta:word-count="290" meta:character-count="1492" meta:non-whitespace-character-count="1253"/>
    <meta:template xlink:type="simple" xlink:actuate="onRequest" xlink:title="" xlink:href="Normal.dotm"/>
  </office:meta>
</office:document-meta>
</file>